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lowInputStream.SlowInputStream( InputStream in , int c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lowInputStream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lowInputStream.read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